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Zen Hei" svg:font-family="'WenQuanYi Zen Hei'" style:font-family-generic="modern" style:font-pitch="fixed"/>
    <style:font-face style:name="WenQuanYi Zen Hei1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color="#000000" loext:opacity="100%" fo:font-size="12pt" fo:background-color="transparent" style:font-size-asian="12pt" style:font-size-complex="12pt"/>
    </style:style>
    <style:style style:name="P2" style:family="paragraph" style:parent-style-name="Preformatted_20_Text">
      <style:text-properties fo:color="#000000" loext:opacity="100%" fo:background-color="transparent"/>
    </style:style>
    <style:style style:name="P3" style:family="paragraph" style:parent-style-name="Preformatted_20_Text">
      <style:text-properties fo:color="#000000" loext:opacity="100%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b262e" style:font-size-asian="16pt" style:font-weight-asian="bold" style:font-size-complex="16pt" style:font-weight-complex="bold"/>
    </style:style>
    <style:style style:name="T3" style:family="text">
      <style:text-properties officeooo:rsid="000d776b"/>
    </style:style>
    <style:style style:name="T4" style:family="text">
      <style:text-properties officeooo:rsid="000f299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ain-wrapper">
        <text:section text:style-name="Sect1" text:name="main">
          <text:section text:style-name="Sect1" text:name="Blog1">
            <text:section text:style-name="Sect1" text:name="post-body-8221670532514539735">
              <text:p text:style-name="P2"><text:span text:style-name="T2">1990 </text:span><text:span text:style-name="T1">Still Got The Blues <text:s text:c="2"/></text:span><text:s text:c="4"/></text:p>
              <text:p text:style-name="P1">Gary Moore <text:span text:style-name="T4">1990. Solo gestohlen von Nordrach 1974</text:span></text:p>
              <text:p text:style-name="P1"/>
              <text:p text:style-name="P1">Dm7 <text:s text:c="2"/>F/G <text:s text:c="2"/>Cmaj7 <text:s text:c="2"/>Fmaj7 <text:s text:c="2"/>Bm7b5 <text:s text:c="2"/>E <text:s text:c="2"/>Am<text:tab/><text:tab/><text:tab/><text:tab/><text:tab/><text:span text:style-name="T3">162</text:span></text:p>
              <text:p text:style-name="P1"/>
              <text:p text:style-name="P1"/>
              <text:p text:style-name="P1">Used to be so easy to give my heart away</text:p>
              <text:p text:style-name="P1">But I've found that the hard way is a price you have to pay</text:p>
              <text:p text:style-name="P1">I found that love was no friend of mine</text:p>
              <text:p text:style-name="P1">I should have known time after time</text:p>
              <text:p text:style-name="P1"/>
              <text:p text:style-name="P3"><text:s text:c="3"/>Am Em <text:s text:c="10"/>Am <text:s text:c="5"/>Dadd2</text:p>
              <text:p text:style-name="P3"><text:s text:c="3"/>So long, it was so long ago</text:p>
              <text:p text:style-name="P3"><text:s text:c="12"/>F7/9 <text:s text:c="9"/>E7#9 <text:s text:c="5"/>Am</text:p>
              <text:p text:style-name="P3"><text:s text:c="3"/>But I've still got the blues for you</text:p>
              <text:p text:style-name="P1"/>
              <text:p text:style-name="P1"/>
              <text:p text:style-name="P1">Used to be so easy to fall in love again</text:p>
              <text:p text:style-name="P1">I've found that the hard way, it's a way that leads to pain</text:p>
              <text:p text:style-name="P1">I've found that love was more than just a game</text:p>
              <text:p text:style-name="P1">To play and to win but to lose just the same</text:p>
              <text:p text:style-name="P1"/>
              <text:p text:style-name="P3"><text:s text:c="3"/>So long, it was so long ago</text:p>
              <text:p text:style-name="P3"><text:s text:c="3"/>But I've still got the blues for you</text:p>
              <text:p text:style-name="P1"/>
              <text:p text:style-name="P1"/>
              <text:p text:style-name="P1">Bm7 <text:s text:c="4"/>E <text:s text:c="15"/>Am7 <text:s text:c="7"/>Bm7 <text:s text:c="6"/>C</text:p>
              <text:p text:style-name="P1">So many years since I've seen your face</text:p>
              <text:p text:style-name="P1">Bm7 <text:s text:c="10"/>E <text:s text:c="16"/>Fmaj7 Em7 Dm7</text:p>
              <text:p text:style-name="P1">And now in my heart, there's an empty space</text:p>
              <text:p text:style-name="P1"><text:s text:c="12"/>Am</text:p>
              <text:p text:style-name="P1">You used to be</text:p>
              <text:p text:style-name="P1"/>
              <text:p text:style-name="P3"/>
              <text:p text:style-name="P3">solo</text:p>
              <text:p text:style-name="P1"/>
              <text:p text:style-name="P3"/>
              <text:p text:style-name="P3"><text:s text:c="3"/>Am Em <text:s text:c="10"/>Am <text:s text:c="5"/>Dadd2</text:p>
              <text:p text:style-name="P3"><text:s text:c="3"/>So long, it was so long ago</text:p>
              <text:p text:style-name="P3"><text:s text:c="12"/>F7/9 <text:s text:c="9"/>E7#9 <text:s text:c="5"/>Am <text:s text:c="3"/>E</text:p>
              <text:p text:style-name="P3"><text:s text:c="3"/>But I've still got the blues for you</text:p>
              <text:p text:style-name="P3"><text:s text:c="14"/>Am <text:s text:c="11"/>Em <text:s text:c="9"/>Am <text:s text:c="9"/>Dadd2</text:p>
              <text:p text:style-name="P3"><text:s text:c="3"/>Though the days come and go, there's one thing I know</text:p>
              <text:p text:style-name="P3"><text:s text:c="8"/>F7/9 <text:s text:c="9"/>E7#9 <text:s text:c="5"/>Am</text:p>
              <text:p text:style-name="P3"><text:s text:c="3"/>I've still got the blues for you</text:p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Zen Hei" svg:font-family="'WenQuanYi Zen Hei'" style:font-family-generic="modern" style:font-pitch="fixed"/>
    <style:font-face style:name="WenQuanYi Zen Hei1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Zen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WenQuanYi Zen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1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1" style:font-family-asian="'WenQuanYi Zen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1" style:font-family-asian="'WenQuanYi Zen Hei'" style:font-family-generic-asian="system" style:font-pitch-asian="variable" style:font-size-asian="14pt" style:font-weight-asian="bold" style:font-name-complex="Lohit Hindi1" style:font-family-complex="'Lohit Hind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1" style:font-family-asian="'WenQuanYi Zen Hei'" style:font-family-generic-asian="system" style:font-pitch-asian="variable" style:font-size-asian="24pt" style:font-weight-asian="bold" style:font-name-complex="Lohit Hindi1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17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su </meta:initial-creator>
    <meta:creation-date>2011-06-11T17:15:40</meta:creation-date>
    <meta:printed-by>ksu </meta:printed-by>
    <meta:print-date>2011-06-11T17:18:08</meta:print-date>
    <dc:date>2024-08-28T12:08:34.832000000</dc:date>
    <meta:editing-duration>PT50M1S</meta:editing-duration>
    <meta:editing-cycles>8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32" meta:word-count="223" meta:character-count="1232" meta:non-whitespace-character-count="768"/>
  </office:meta>
</office:document-meta>
</file>